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paragraph-properties fo:text-align="center" style:justify-single-word="false"/>
      <style:text-properties fo:font-size="20pt" officeooo:rsid="0000b077" officeooo:paragraph-rsid="0000b077" style:font-size-asian="17.5pt" style:font-size-complex="20pt"/>
    </style:style>
    <style:style style:name="P2" style:family="paragraph" style:parent-style-name="Footer">
      <style:text-properties fo:font-size="14pt" officeooo:rsid="0000b077" officeooo:paragraph-rsid="0000b077" style:font-size-asian="12.25pt" style:font-size-complex="14pt"/>
    </style:style>
    <style:style style:name="P3" style:family="paragraph" style:parent-style-name="Standard">
      <style:paragraph-properties fo:text-align="justify" style:justify-single-word="false"/>
      <style:text-properties fo:font-size="17.5pt" officeooo:rsid="0000b077" officeooo:paragraph-rsid="0000b077" style:font-size-asian="15.3000001907349pt" style:font-size-complex="17.5pt"/>
    </style:style>
    <style:style style:name="P4" style:family="paragraph" style:parent-style-name="Standard">
      <style:paragraph-properties fo:text-align="justify" style:justify-single-word="false"/>
      <style:text-properties fo:font-size="17.5pt" officeooo:rsid="000b4d94" officeooo:paragraph-rsid="000b4d94" style:font-size-asian="15.3000001907349pt" style:font-size-complex="17.5pt"/>
    </style:style>
    <style:style style:name="P5" style:family="paragraph" style:parent-style-name="Standard">
      <style:paragraph-properties fo:text-align="justify" style:justify-single-word="false"/>
      <style:text-properties fo:font-size="16pt" officeooo:rsid="0001e2f3" officeooo:paragraph-rsid="0006b4ef" style:font-size-asian="14pt" style:font-size-complex="16pt"/>
    </style:style>
    <style:style style:name="P6" style:family="paragraph" style:parent-style-name="Standard">
      <style:paragraph-properties fo:text-align="justify" style:justify-single-word="false"/>
      <style:text-properties officeooo:paragraph-rsid="000ae060"/>
    </style:style>
    <style:style style:name="P7" style:family="paragraph" style:parent-style-name="Standard">
      <style:paragraph-properties fo:text-align="justify" style:justify-single-word="false"/>
      <style:text-properties fo:font-size="17.5pt" officeooo:rsid="0006b4ef" officeooo:paragraph-rsid="0006b4ef" style:font-size-asian="17.5pt" style:font-size-complex="17.5pt"/>
    </style:style>
    <style:style style:name="P8" style:family="paragraph" style:parent-style-name="Standard">
      <style:paragraph-properties fo:text-align="justify" style:justify-single-word="false"/>
      <style:text-properties fo:font-size="17.5pt" officeooo:rsid="00127395" officeooo:paragraph-rsid="00127395" style:font-size-asian="15.3000001907349pt" style:font-size-complex="17.5pt"/>
    </style:style>
    <style:style style:name="P9" style:family="paragraph" style:parent-style-name="Standard">
      <style:paragraph-properties fo:text-align="justify" style:justify-single-word="false"/>
      <style:text-properties officeooo:paragraph-rsid="000e27bc"/>
    </style:style>
    <style:style style:name="P10" style:family="paragraph" style:parent-style-name="Standard">
      <style:paragraph-properties fo:text-align="justify" style:justify-single-word="false"/>
      <style:text-properties officeooo:paragraph-rsid="00127395"/>
    </style:style>
    <style:style style:name="T1" style:family="text">
      <style:text-properties officeooo:rsid="00117657"/>
    </style:style>
    <style:style style:name="T2" style:family="text">
      <style:text-properties officeooo:rsid="000396b5"/>
    </style:style>
    <style:style style:name="T3" style:family="text">
      <style:text-properties fo:font-size="16pt" officeooo:rsid="000aa38e" style:font-size-asian="14pt" style:font-size-complex="16pt"/>
    </style:style>
    <style:style style:name="T4" style:family="text">
      <style:text-properties fo:font-size="16pt" officeooo:rsid="0006b4ef" style:font-size-asian="14pt" style:font-size-complex="16pt"/>
    </style:style>
    <style:style style:name="T5" style:family="text">
      <style:text-properties fo:font-size="16pt" officeooo:rsid="000ae060" style:font-size-asian="14pt" style:font-size-complex="16pt"/>
    </style:style>
    <style:style style:name="T6" style:family="text">
      <style:text-properties fo:font-size="16pt" officeooo:rsid="000b4d94" style:font-size-asian="14pt" style:font-size-complex="16pt"/>
    </style:style>
    <style:style style:name="T7" style:family="text">
      <style:text-properties fo:font-size="16pt" officeooo:rsid="000c7767" style:font-size-asian="14pt" style:font-size-complex="16pt"/>
    </style:style>
    <style:style style:name="T8" style:family="text">
      <style:text-properties fo:font-size="16pt" officeooo:rsid="000e27bc" style:font-size-asian="14pt" style:font-size-complex="16pt"/>
    </style:style>
    <style:style style:name="T9" style:family="text">
      <style:text-properties fo:font-size="16pt" officeooo:rsid="000fbf86" style:font-size-asian="14pt" style:font-size-complex="16pt"/>
    </style:style>
    <style:style style:name="T10" style:family="text">
      <style:text-properties fo:font-size="16pt" officeooo:rsid="0013dcdd" style:font-size-asian="14pt" style:font-size-complex="16pt"/>
    </style:style>
    <style:style style:name="T11" style:family="text">
      <style:text-properties fo:font-size="16pt" fo:font-style="italic" officeooo:rsid="000fbf86" style:font-size-asian="14pt" style:font-style-asian="italic" style:font-size-complex="16pt" style:font-style-complex="italic"/>
    </style:style>
    <style:style style:name="T12" style:family="text">
      <style:text-properties fo:font-size="16pt" fo:font-style="normal" officeooo:rsid="000fbf86" style:font-size-asian="14pt" style:font-style-asian="normal" style:font-size-complex="16pt" style:font-style-complex="normal"/>
    </style:style>
    <style:style style:name="T13" style:family="text">
      <style:text-properties fo:font-size="16pt" fo:font-style="normal" officeooo:rsid="00127395" style:font-size-asian="14pt" style:font-style-asian="normal" style:font-size-complex="16pt" style:font-style-complex="normal"/>
    </style:style>
    <style:style style:name="T14" style:family="text">
      <style:text-properties fo:font-size="16pt" fo:font-style="normal" officeooo:rsid="0013d867" style:font-size-asian="14pt" style:font-style-asian="normal" style:font-size-complex="16pt" style:font-style-complex="normal"/>
    </style:style>
    <style:style style:name="T15" style:family="text">
      <style:text-properties fo:font-size="16pt" fo:font-style="normal" officeooo:rsid="0013dcdd" style:font-size-asian="14pt" style:font-style-asian="normal" style:font-size-complex="16pt" style:font-style-complex="normal"/>
    </style:style>
    <style:style style:name="T16" style:family="text">
      <style:text-properties fo:font-size="16pt" fo:font-style="normal" officeooo:rsid="00151a3f" style:font-size-asian="14pt" style:font-style-asian="normal" style:font-size-complex="16pt" style:font-style-complex="normal"/>
    </style:style>
    <style:style style:name="T17" style:family="text">
      <style:text-properties fo:font-size="16pt" fo:font-style="normal" officeooo:rsid="0016b5da" style:font-size-asian="14pt" style:font-style-asian="normal" style:font-size-complex="16pt" style:font-style-complex="normal"/>
    </style:style>
    <style:style style:name="T18" style:family="text">
      <style:text-properties fo:font-size="16pt" fo:font-style="normal" style:text-underline-style="none" officeooo:rsid="00151a3f" style:font-size-asian="14pt" style:font-style-asian="normal" style:font-size-complex="16pt" style:font-style-complex="normal"/>
    </style:style>
    <style:style style:name="T19" style:family="text">
      <style:text-properties fo:font-size="16pt" fo:font-style="normal" style:text-underline-style="none" officeooo:rsid="0016b5da" style:font-size-asian="14pt" style:font-style-asian="normal" style:font-size-complex="16pt" style:font-style-complex="normal"/>
    </style:style>
    <style:style style:name="T20" style:family="text">
      <style:text-properties fo:font-style="normal" style:font-style-asian="normal" style:font-style-complex="normal"/>
    </style:style>
    <style:style style:name="T21" style:family="text">
      <style:text-properties fo:font-style="normal" officeooo:rsid="000fbf86" style:font-style-asian="normal" style:font-style-complex="normal"/>
    </style:style>
    <style:style style:name="T22" style:family="text">
      <style:text-properties officeooo:rsid="0018249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rimo paragrafo: Struttura e Metrica</text:p>
      <text:p text:style-name="P3"/>
      <text:p text:style-name="P5">Il testo ci viene presentato dallo stesso Cavalcanti, come una ballata, ma con particolarità che la distinguono da essa, dando al testo una sfumatura diversa rispetto al<text:span text:style-name="T2">la</text:span> classic<text:span text:style-name="T2">a</text:span> metr<text:span text:style-name="T2">ica</text:span> della ballata. <text:span text:style-name="T2">Rispetto ad essa, in questo testo viene aumentato il numero di versi che supera i normali quattro per arrivare a sei nella ripresa, e sempre in essa, troviamo l'anomalia di avere cinque settenari dove solitamente troviamo endecasillabi. La fronte delle quattro stanze di dieci versi è composta da endecasillabi scindibili in due piedi ciascuno, mentre il sirma che si compone di un endecasillabo e cinque settenari con lo stesso schema della ripresa. Sirma e fronte sono giunti da un endecasillabo di attacco di schema Bccddx, che lo rende non correlato nella ripresa, ma richiamato nel primo verso della prima stanza. Il verso conclusivo di ogni stanza rima con quello corrispondente della ripresa.</text:span></text:p>
      <text:p text:style-name="P5"/>
      <text:p text:style-name="P7">Secondo paragrafo: Analisi Stilistica</text:p>
      <text:p text:style-name="P5"/>
      <text:p text:style-name="P6"><text:span text:style-name="T3">Lo stile artificioso della struttura del testo contrasta con quello che è lo stile dello scritto. </text:span><text:span text:style-name="T4">L'alternarsi di versi lunghi e brevi, ed l'uso di rime alternate nella fronte al contrario di quelle della sirma che sono baciate, da l'impressione che Cavalcanti, in tono dismesso, prima ci presenti il suo ragionamento, per poi sospirare. Viene fatto uso di <text:s/>uno stile, come per ogni buon stilnovista, dolce, assonante e pulito, in modo tale che sia scorrevole ben ritmato. </text:span><text:span text:style-name="T3">L'ipotassi è il principe del brano, che viene scandito in modo regolare da delle anastrofi. L'apostrofe </text:span><text:span text:style-name="T5">e l'uso dei pronomi di seconda persona danno al brano un tono colloquiale. In alcuni casi troviamo, cosa insolita per uno stilnovista che spesso evita prolessi retoriche, rari enjambement come quello tra il verso 45 e il 46. Per quanto riguarda le figure di suono, sono ricorrenti le allitterazioni delle t; evitando </text:span><text:soft-page-break/><text:span text:style-name="T5">però suoni stonati o scontri tra consonanti. A livello lessicale, il poeta usa termini come “dolore”, “paura”, “angoscia” e simili per esprimere il suo stato di profondo dolore.</text:span></text:p>
      <text:p text:style-name="P4">Terzo paragrafo: Tematiche e Contestualizzazione Storica</text:p>
      <text:p text:style-name="P4"/>
      <text:p text:style-name="P9"><text:span text:style-name="T6">Cavalcanti è un autore della seconda metà del 1200, contemporaneo a Dante. Con questi, lui condivide l'unica tematica che lo stilnovismo si era prefisso di trattare, ovvero l'Amore; ma Cavalcanti differisce da Dante nel modo di trattare la tematica. Per gli stilnovisti, l'Amore era uno strumento divino che, tramite un tramite* che, viene idealizzato nella </text:span><text:span text:style-name="T7">figura della </text:span><text:span text:style-name="T6">donna-angelo </text:span><text:span text:style-name="T7">che dona il saluto all'uomo che l'ama, che già cominciata ad essere stilizzata dalla scuola </text:span><text:span text:style-name="T8">poetica siciliana</text:span><text:span text:style-name="T7">; arrivava a Dio che dava la salvezza all'uomo innamorato. Cavalcanti tutto ciò lo assorbe ma lo filtra sotto una luce particolare, ovvero sulle sue conoscenze aristoteliche-averroistiche. Il periodo storico nel quale Cavalcanti vive è anche periodo di nascita di antiche università laiche, tra queste quella di Bologna. Il pensiero filosofico cristiano filtra un certo tipo di contenuti che non interessano o contrastano con la dottrina cristiana, e ciò è valso anche per Aristotele. Viceversa, Cavalcanti si forma sui testi di Socrate e Platone e sopratutto sui testi in arabo di Averroè (che tradusse vari scritti aristotelici) nella traduzione dell'università bolognese. Dove il cristianesimo lascia così parte della filosofia aristotelica ai porci, Averroè la recupera. Quello che influenza di più Cavalcanti nella sua produzione letteraria è l'idea di uomo che Aristotele concepisce nel “corpus </text:span><text:span text:style-name="T8">biologicum</text:span><text:span text:style-name="T7">”. </text:span><text:span text:style-name="T8">Aristotele pensa all'uomo come costituito da due realtà </text:span><text:span text:style-name="T9">che sono il corpo e l'anima. L'anima a sua volta viene divisa in altre due realtà </text:span><text:span text:style-name="T8">differenti ma in armonia, ovvero l'anima senziente e l'intelletto mobile (o Ragione o Logos che dir si voglia, che per altro è specchio di quello divino).</text:span><text:span text:style-name="T7"> </text:span><text:span text:style-name="T8">L'anima controlla il nostro corpo e gestisce al meglio tutti gli “spiriti funzionali” (che oggi chiamiamo funzioni vitali dell'organismo, quali quali respirazione e battito cardiaco) </text:span><text:soft-page-break/><text:span text:style-name="T8">che quindi in modo armonioso consentono la vita al corpo, tutto ciò sotto il controllo vigile della Ratio. </text:span><text:span text:style-name="T9">Per Cavalcanti, l'Amore è terribile, poiché l'esperienza amorosa è talmente intesa che riesce a mandare fuori sincrono la Ragione e l'Anima. Ciò fa si che le emozioni prendano il sopravvento, e disgreghino quello stato di stabilità creatosi tra gli spiriti funzionali. Cioò porta quindi il soggetto sotto l'effetto di amore ad avere una visione tragica dell'amore e della vita con i conseguenti stati di tristezza e sofferenza che lentamente ma inesorabilmente portano il soggetto alla morte. Lo stilnovismo tragico di Cavalcanti lo si osserva bene in questo testo, fatto di riflessioni e sospiri, quest'ultimi ancora più tristi ed inesorabili dovuti al fatto della lontanza rispetto alla donna amata (siamo di fronte ad un envoi). Così sapendo di non poter tornare nella sua amata Toscana, Cavalcanti affida alla ballata, che a differenza sua potrà arrivare a destinazione, i suoi sentimenti per la donna amata. Ma non cambiano i toni del testo rispetto al resto delle sue opere: “</text:span><text:span text:style-name="T11">Tu senti, balletta, che la morte mi stringe sì, che la vita m'abbandona...</text:span><text:span text:style-name="T12">” (versi 17 e 18), “</text:span><text:span text:style-name="T11">Tu, voce sbigottita e deboletta ch'esci piangendo de lo cor dolente..</text:span><text:span text:style-name="T12">” (versi 37 e 38). Addirittura nel caso di “</text:span><text:span text:style-name="T11">Questa vostra servente vien per istar con voi, partita da colui ce fu servo d'Amore</text:span><text:span text:style-name="T12">” (versi tra il 33 ed il 36), affida l'anima direttamente alla donna amata, per far si che possa onorala anche dopo la morte corporea, cosa che Cavalcanti mette per certo.</text:span></text:p>
      <text:p text:style-name="P9"><text:span text:style-name="T12"/></text:p>
      <text:p text:style-name="P8"><text:span text:style-name="T21">Q</text:span><text:span text:style-name="T20">uarto paragrafo: Interpretazione del Testo</text:span></text:p>
      <text:p text:style-name="P8"><text:span text:style-name="T20"/></text:p>
      <text:p text:style-name="P10"><text:span text:style-name="T13">I personaggi tipici del testo sono presentati come da regola stilnovista, ovvero la donna amata (il desiderio dei seguaci di Amore) e colui che ama (il seguace di Amore). </text:span><text:span text:style-name="T14">Lo scenario è differente dal solito contesto stilnovista ma non è inverosimile, invece di avere la donna amata a portata di vista come spesso succede; la forma dell'envoi fa si che l'io lirico non stia descrivendo la solita scena dell'amante che guarda estasiato, magari </text:span><text:soft-page-break/><text:span text:style-name="T14">parandosi dietro la visione di un'altra donna o di altro che si contrapponga tra i due capi soggetti all'Amore. Bensì l'io lirico ci descrive che l'autore affida i suoi sentimenti, visto l'impossibilità di raggiungere la donna, ad una lettera. Ciò si può vedere in due modi, </text:span><text:span text:style-name="T15">dove il primo è la mera visione dell'impossibilità fisica dei due visto la lontananza. L'altro è possibile trovarlo nelle stesse idee stilnoviste. Sicuramente Cavalcanti mette, come detto prima, in conto che inesorabilmente l'Amore lo porterà prima alla rovina e poi alla morte, quindi come suggeritoci da tanti altri che prima di me hanno analizzato questo testo, potrebbe dare l'idea di un dialogo tra vivi e morti, dove il morto è assodato sia l'autore del testo (e amante) e la viva la donna-angelo che da la salvezza, dopo la morte, all'animo del poeta. Però tralasciando i dialoghi tra i due mondi, se fosse solo l'esigenza di trasmettere i propri sentimenti senza però farlo di persona, con una mera scusa? Cavalcanti potrebbe usare il fatto che lui si consideri un morto, per non dichiararsi veramente,direttamente e apertamente alla donna amata, anche se avesse la possibilità di raggiungerla, magari per il semplice motivo che un rifiuto da parte della donna che tanto lo far star male, potrebbe veramente portarlo alla follia e quindi alla morte (facendo un esempio magari lo porterebbe al suicidio). Perciò, Cavalcanti per non dover avere il peso di dover incassare un rifiuto o simili, con molta n</text:span><text:span text:style-name="Emphasis"><text:span text:style-name="T15">onchalance, </text:span></text:span><text:span text:style-name="Emphasis"><text:span text:style-name="T16">delega tutto alla sua anima, semplicemente come un ragazzo timido possa fare con </text:span></text:span><text:span text:style-name="Emphasis"><text:span text:style-name="T17">un biglietto verso </text:span></text:span><text:span text:style-name="Emphasis"><text:span text:style-name="T16">una ragazza che a lui piace (la semplice filosofia dello “scarica barile”, io no voglio farlo quindi te lo faccio fare a te). Tanto l'anima non ha limiti fisici, quindi può raggiungere la donna amata quando lo desidera e non si pone il problema di tenere sotto controllo gli spiriti vitali che regolano le funzioni essenziali del corpo, visto che l'anima è qualcosa di a se stante che non richiede per forza un corpo per continuare a vivere. Quindi anche se l'anima di Cavalcanti dovesse andare in preda alle emozioni d'Amore, non ci sarebbe motivo che ciò porti alla morte. Oppure considerando la filosofia platonica ed aristotelica da lui studiata, l'anima potendo reincarnarsi in un paradigma di </text:span></text:span><text:soft-page-break/><text:span text:style-name="Emphasis"><text:span text:style-name="T16">vita</text:span></text:span><text:span text:style-name="Emphasis"><text:span text:style-name="T10"> </text:span></text:span><text:span text:style-name="Emphasis"><text:span text:style-name="T18">diverso, nella rinascita nella nuova vita, non si ricorderà più della donna amata, quindi semplicemente se ne libera. O se vogliamo prendere per buona l'idea stoica del continuo ricominciare del tempo universale, Cavalcanti è rassegnato a rinascere in se stesso e fare tutto ciò che ha già precedentemente fatto, quindi semplicemente si deve rassegnare a soffrire (ed io di Cavalcanti a questo punto mi sarei rassegnato senza più lamentarmi sapendo tanto ormai come sarebbe andata a finire*). Quindi o per un un motivo o per un altro a lui alla fine conviene sempre affidarsi ad un mezzo che non sia lui stesso per comunicare il messaggio d'amore alla donna. Tanto dopo che è morto, la sua anima assicura a Cavalcanti come prima cosa la possibilità di stare sempre con la sua donna amata senza nessun problema di qualsiasi tipo, specialmente di impossibilità fisica, e dall'altro lato permette a Cavalcanti di non prendersi la delusione in caso di un rifiuto, </text:span></text:span><text:span text:style-name="Emphasis"><text:span text:style-name="T19">ergo alla fine cade sempre in piedi. Che poi a parer mio, essendo lui un colto cristiano e conoscendo sicuramente S. Agostino, poteva benissimo accettare il fatto di aver libero arbitrio, secondo la filosofia di chi filosofa “nella fede” dal cristianesimo in poi. Quindi le cose sono due: o Cavalcanti era uno stupido assurdo per quanto colto o era particolarmente masochista, visto che invece di poter decidere di farsi un bellissimo orticello* e di vivere in modo tranquillo da vivo o da morto di potersi rilassare in paradiso senza dover pensare alle esigenze che sono normali dei vivi, avendo pure il privilegio di poter dialogare con grandi menti passate della filosofia cristiana; come costatiamo dalla già sola presenza di questo testo, anche lontano dal suo oggetto di amore, preferiva martoriarsi anche a distanza con i suoi problemi legati al solo esercitare l'Amore, pur sapendo che deve morire, e che poteva delegare alla sua anima il compito di messaggero dei suoi sentimenti e di custode della donna della quale si era innamorato, senza dover per forza scrivere o spedire questa ballata, semplicemente potendolo fare anche nel suo privato. Giusto piccole considerazioni, nulla di eccezionale*.</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font-size="20pt" officeooo:rsid="0000b077" officeooo:paragraph-rsid="0000b077" style:font-size-asian="17.5pt" style:font-size-complex="20pt"/>
    </style:style>
    <style:style style:name="MP2" style:family="paragraph" style:parent-style-name="Footer">
      <style:text-properties fo:font-size="14pt" officeooo:rsid="0000b077" officeooo:paragraph-rsid="0000b077" style:font-size-asian="12.25pt" style:font-size-complex="14pt"/>
    </style:style>
    <style:style style:name="MT1" style:family="text">
      <style:text-properties officeooo:rsid="0018249a"/>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Analisi del testo di “Perch'i' no spero di tornar giammai” di Guido Cavalcanti</text:p>
      </style:header>
      <style:footer>
        <text:p text:style-name="MP2">Autore: Francesco Bonanno (aka mibofra aka Eli). Testo rilasciato sotto licenza Creative Commons (CC0 1.0 Universal). Versione <text:span text:style-name="MT1">1.0. *Si prega di scusare all'autore i giochi di parole, e gli inserimenti di ciò che magari non dovrebbe far parte del testo, ma viene inserito al semplice scopo di trasmettere lo stato d'animo di chi scrive (come smiles e simili).</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15T23:20:28.895739602</meta:creation-date>
    <dc:date>2014-10-17T16:43:41.195850923</dc:date>
    <meta:editing-duration>PT5H37M19S</meta:editing-duration>
    <meta:editing-cycles>9</meta:editing-cycles>
    <meta:generator>LibreOffice/4.2.1.1$Linux_x86 LibreOffice_project/420m0$Build-1</meta:generator>
    <meta:document-statistic meta:table-count="0" meta:image-count="0" meta:object-count="0" meta:page-count="5" meta:paragraph-count="10" meta:word-count="1749" meta:character-count="10926" meta:non-whitespace-character-count="9186"/>
  </office:meta>
</office:document-meta>
</file>